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measure" style:list-style-name="L1">
      <style:graphic-properties draw:textarea-vertical-align="middle" draw:line-distance="1.366cm"/>
    </style:style>
    <style:style style:name="gr2" style:family="graphic" style:parent-style-name="measure">
      <style:graphic-properties draw:textarea-vertical-align="middle" draw:line-distance="1.3cm"/>
    </style:style>
    <style:style style:name="gr3" style:family="graphic" style:parent-style-name="measure" style:list-style-name="L1">
      <style:graphic-properties draw:textarea-vertical-align="middle" draw:line-distance="4.5cm" draw:placing="below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5.25cm" fo:min-width="0cm"/>
    </style:style>
    <style:style style:name="gr5" style:family="graphic" style:parent-style-name="standard">
      <style:graphic-properties draw:stroke="dash" draw:stroke-dash="Fine_20_Dashed" svg:stroke-color="#000000" draw:fill="hatch" draw:fill-hatch-name="Black_20_45_20_Degrees" draw:fill-hatch-solid="false" draw:opacity="30%" draw:textarea-horizontal-align="justify" draw:textarea-vertical-align="middle" draw:auto-grow-height="false" fo:min-height="6.05cm" fo:min-width="0.2cm" draw:shadow-opacity="30%"/>
    </style:style>
    <style:style style:name="gr6" style:family="graphic" style:parent-style-name="measure">
      <style:graphic-properties draw:textarea-vertical-align="middle"/>
    </style:style>
    <style:style style:name="gr7" style:family="graphic" style:parent-style-name="measure">
      <style:graphic-properties draw:textarea-vertical-align="middle" draw:line-distance="0.5cm"/>
    </style:style>
    <style:style style:name="gr8" style:family="graphic" style:parent-style-name="standard">
      <style:graphic-properties svg:stroke-color="#000000" draw:fill="hatch" draw:fill-hatch-name="Black_20_45_20_Degrees" draw:fill-hatch-solid="false" draw:opacity="50%" draw:textarea-horizontal-align="justify" draw:textarea-vertical-align="middle" draw:auto-grow-height="false" fo:min-height="6.05cm" fo:min-width="0.2cm" draw:shadow-opacity="50%"/>
    </style:style>
    <style:style style:name="gr9" style:family="graphic" style:parent-style-name="measure">
      <style:graphic-properties draw:textarea-vertical-align="middle" draw:line-distance="1.567cm"/>
    </style:style>
    <style:style style:name="gr10" style:family="graphic" style:parent-style-name="measure" style:list-style-name="L1">
      <style:graphic-properties draw:textarea-vertical-align="middle" draw:line-distance="2.963cm" draw:placing="below"/>
    </style:style>
    <style:style style:name="gr11" style:family="graphic" style:parent-style-name="measure">
      <style:graphic-properties draw:textarea-vertical-align="middle" draw:line-distance="1.636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measure">
      <style:graphic-properties draw:textarea-vertical-align="middle" draw:line-distance="1.366cm"/>
    </style:style>
    <style:style style:name="gr14" style:family="graphic" style:parent-style-name="measure" style:list-style-name="L1">
      <style:graphic-properties draw:textarea-vertical-align="middle" draw:line-distance="1.4cm" draw:placing="below"/>
    </style:style>
    <style:style style:name="gr15" style:family="graphic" style:parent-style-name="measure" style:list-style-name="L1">
      <style:graphic-properties draw:textarea-vertical-align="middle" draw:line-distance="0.935cm" draw:placing="above"/>
    </style:style>
    <style:style style:name="gr16" style:family="graphic" style:parent-style-name="measure" style:list-style-name="L1">
      <style:graphic-properties draw:textarea-vertical-align="middle" draw:line-distance="1.3cm" draw:placing="below"/>
    </style:style>
    <style:style style:name="gr17" style:family="graphic" style:parent-style-name="measure">
      <style:graphic-properties draw:textarea-vertical-align="middle" draw:line-distance="1.666cm"/>
    </style:style>
    <style:style style:name="gr18" style:family="graphic" style:parent-style-name="measure">
      <style:graphic-properties draw:textarea-vertical-align="middle" draw:line-distance="1cm" draw:placing="below"/>
    </style:style>
    <style:style style:name="gr19" style:family="graphic" style:parent-style-name="measure" style:list-style-name="L1">
      <style:graphic-properties draw:textarea-vertical-align="middle" draw:line-distance="1.366cm"/>
    </style:style>
    <style:style style:name="gr20" style:family="graphic" style:parent-style-name="measure" style:list-style-name="L1">
      <style:graphic-properties draw:textarea-vertical-align="middle" draw:line-distance="2.963cm" draw:placing="below"/>
    </style:style>
    <style:style style:name="gr21" style:family="graphic" style:parent-style-name="measure" style:list-style-name="L1">
      <style:graphic-properties draw:textarea-vertical-align="middle" draw:line-distance="1.4cm" draw:placing="below"/>
    </style:style>
    <style:style style:name="gr22" style:family="graphic" style:parent-style-name="measure" style:list-style-name="L1">
      <style:graphic-properties draw:textarea-vertical-align="middle" draw:line-distance="0.935cm" draw:placing="above"/>
    </style:style>
    <style:style style:name="gr23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hatch" draw:fill-hatch-name="Black_20_45_20_Degrees" draw:fill-hatch-solid="false" draw:opacity="3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hatch" draw:fill-hatch-name="Black_20_45_20_Degrees" draw:fill-hatch-solid="false" draw:opacity="50%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measure draw:style-name="gr1" draw:text-style-name="P1" draw:layer="layout" svg:x1="9.1cm" svg:y1="8.9cm" svg:x2="17.1cm" svg:y2="8.9cm">
          <text:p text:style-name="P1"><text:span text:style-name="T1"><text:measure text:kind="gap"/></text:span><text:span text:style-name="T1"><text:measure text:kind="value">8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2" draw:text-style-name="P2" draw:layer="layout" svg:x1="9.9cm" svg:y1="9.8cm" svg:x2="10.6cm" svg:y2="9.8cm">
          <text:p text:style-name="P2"><text:span text:style-name="T1"><text:measure text:kind="gap"/></text:span><text:span text:style-name="T1"><text:measure text:kind="value">7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3" draw:text-style-name="P1" draw:layer="layout" svg:x1="15.9cm" svg:y1="16cm" svg:x2="15.9cm" svg:y2="9.7cm">
          <text:p text:style-name="P1"><text:span text:style-name="T1"><text:measure text:kind="gap"/></text:span><text:span text:style-name="T1"><text:measure text:kind="value">63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4" draw:text-style-name="P3" draw:layer="layout" svg:width="0.15cm" svg:height="5.5cm" svg:x="23.7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cm" svg:height="6.3cm" svg:x="23cm" svg:y="9.7cm">
          <text:p/>
          <draw:enhanced-geometry svg:viewBox="0 0 21600 21600" draw:type="rectangle" draw:enhanced-path="M 0 0 L 21600 0 21600 21600 0 21600 0 0 Z N"/>
        </draw:custom-shape>
        <draw:measure draw:style-name="gr6" draw:text-style-name="P5" draw:layer="layout" svg:x1="15.6cm" svg:y1="9.8cm" svg:x2="16.3cm" svg:y2="9.8cm">
          <text:p text:style-name="P2"><text:span text:style-name="T1"><text:measure text:kind="gap"/></text:span><text:span text:style-name="T1"><text:measure text:kind="value">7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7" draw:text-style-name="P2" draw:layer="layout" svg:x1="17.1cm" svg:y1="12.9cm" svg:x2="16.3cm" svg:y2="12.9cm">
          <text:p text:style-name="P2"><text:span text:style-name="T1"><text:measure text:kind="gap"/></text:span><text:span text:style-name="T1"><text:measure text:kind="value">8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8" draw:text-style-name="P6" draw:layer="layout" svg:width="0.7cm" svg:height="6.3cm" svg:x="9.9cm" svg:y="9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7cm" svg:height="6.3cm" svg:x="15.6cm" svg:y="9.7cm">
          <text:p/>
          <draw:enhanced-geometry svg:viewBox="0 0 21600 21600" draw:type="rectangle" draw:enhanced-path="M 0 0 L 21600 0 21600 21600 0 21600 0 0 Z N"/>
        </draw:custom-shape>
        <draw:measure draw:style-name="gr9" draw:text-style-name="P2" draw:layer="layout" svg:x1="16.344cm" svg:y1="9.767cm" svg:x2="17.095cm" svg:y2="9.766cm">
          <text:p text:style-name="P2"><text:span text:style-name="T1"><text:measure text:kind="gap"/></text:span><text:span text:style-name="T1">7.5 </text:span><text:span text:style-name="T1"><text:measure text:kind="unit">cm</text:measure></text:span><text:span text:style-name="T1"><text:measure text:kind="gap"/></text:span></text:p>
        </draw:measure>
        <draw:measure draw:style-name="gr10" draw:text-style-name="P1" draw:layer="layout" svg:x1="16.1cm" svg:y1="15.2cm" svg:x2="16.1cm" svg:y2="9.7cm">
          <text:p text:style-name="P1"><text:span text:style-name="T1"><text:measure text:kind="gap"/></text:span><text:span text:style-name="T1"><text:measure text:kind="value">55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11" draw:text-style-name="P2" draw:layer="layout" svg:x1="9.898cm" svg:y1="15.164cm" svg:x2="9.098cm" svg:y2="15.164cm">
          <text:p text:style-name="P2"><text:span text:style-name="T1"><text:measure text:kind="gap"/></text:span><text:span text:style-name="T1"><text:measure text:kind="value">8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polygon draw:style-name="gr12" draw:text-style-name="P3" draw:layer="layout" svg:width="7.999cm" svg:height="5.499cm" svg:x="9.1cm" svg:y="9.7cm" svg:viewBox="0 0 8000 5500" draw:points="749,0 7244,0 7244,700 8000,700 8000,5500 0,5500 0,700 750,700">
          <text:p/>
        </draw:polygon>
        <draw:measure draw:style-name="gr13" draw:text-style-name="P2" draw:layer="layout" svg:x1="9.099cm" svg:y1="10.466cm" svg:x2="9.851cm" svg:y2="10.466cm">
          <text:p text:style-name="P2"><text:span text:style-name="T1">7.5 cm</text:span></text:p>
        </draw:measure>
        <draw:measure draw:style-name="gr14" draw:text-style-name="P1" draw:layer="layout" svg:x1="16.5cm" svg:y1="10.4cm" svg:x2="16.5cm" svg:y2="9.7cm">
          <text:p text:style-name="P1"><text:span text:style-name="T1"><text:measure text:kind="gap"/></text:span><text:span text:style-name="T1"><text:measure text:kind="value">7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15" draw:text-style-name="P1" draw:layer="layout" svg:x1="9.035cm" svg:y1="10.394cm" svg:x2="9.035cm" svg:y2="9.694cm">
          <text:p text:style-name="P1"><text:span text:style-name="T1"><text:measure text:kind="gap"/></text:span><text:span text:style-name="T1"><text:measure text:kind="value">7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16" draw:text-style-name="P1" draw:layer="layout" svg:x1="9.9cm" svg:y1="16cm" svg:x2="16.3cm" svg:y2="16cm">
          <text:p text:style-name="P1"><text:span text:style-name="T1"><text:measure text:kind="gap"/></text:span><text:span text:style-name="T1"><text:measure text:kind="value">64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17" draw:text-style-name="P2" draw:layer="layout" svg:x1="22.999cm" svg:y1="9.866cm" svg:x2="23.699cm" svg:y2="9.866cm">
          <text:p text:style-name="P2"><text:span text:style-name="T1"><text:measure text:kind="gap"/></text:span><text:span text:style-name="T1"><text:measure text:kind="value">7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18" draw:text-style-name="P2" draw:layer="layout" svg:x1="23.7cm" svg:y1="11.1cm" svg:x2="23.85cm" svg:y2="11.1cm">
          <text:p text:style-name="P2"><text:span text:style-name="T1"><text:measure text:kind="gap"/></text:span><text:span text:style-name="T1"><text:measure text:kind="value">1.5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19" draw:text-style-name="P1" draw:layer="layout" svg:x1="9.094cm" svg:y1="22.9cm" svg:x2="17.094cm" svg:y2="22.9cm">
          <text:p text:style-name="P1"><text:span text:style-name="T1"><text:measure text:kind="gap"/></text:span><text:span text:style-name="T1"><text:measure text:kind="value">8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9" draw:text-style-name="P2" draw:layer="layout" svg:x1="16.338cm" svg:y1="23.767cm" svg:x2="17.089cm" svg:y2="23.766cm">
          <text:p text:style-name="P2"><text:span text:style-name="T1"><text:measure text:kind="gap"/></text:span><text:span text:style-name="T1">7.5 </text:span><text:span text:style-name="T1"><text:measure text:kind="unit">cm</text:measure></text:span><text:span text:style-name="T1"><text:measure text:kind="gap"/></text:span></text:p>
        </draw:measure>
        <draw:measure draw:style-name="gr20" draw:text-style-name="P1" draw:layer="layout" svg:x1="17.194cm" svg:y1="29.2cm" svg:x2="17.194cm" svg:y2="23.7cm">
          <text:p text:style-name="P1"><text:span text:style-name="T1"><text:measure text:kind="gap"/></text:span><text:span text:style-name="T1"><text:measure text:kind="value">55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polygon draw:style-name="gr12" draw:text-style-name="P3" draw:layer="layout" svg:width="7.999cm" svg:height="5.499cm" svg:x="9.094cm" svg:y="23.7cm" svg:viewBox="0 0 8000 5500" draw:points="749,0 7244,0 7244,700 8000,700 8000,5500 0,5500 0,700 750,700">
          <text:p/>
        </draw:polygon>
        <draw:measure draw:style-name="gr13" draw:text-style-name="P2" draw:layer="layout" svg:x1="9.093cm" svg:y1="23.666cm" svg:x2="9.845cm" svg:y2="23.666cm">
          <text:p text:style-name="P2"><text:span text:style-name="T1">7.5 cm</text:span></text:p>
        </draw:measure>
        <draw:measure draw:style-name="gr21" draw:text-style-name="P1" draw:layer="layout" svg:x1="17.094cm" svg:y1="24.4cm" svg:x2="17.094cm" svg:y2="23.7cm">
          <text:p text:style-name="P1"><text:span text:style-name="T1"><text:measure text:kind="gap"/></text:span><text:span text:style-name="T1"><text:measure text:kind="value">7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22" draw:text-style-name="P1" draw:layer="layout" svg:x1="9.029cm" svg:y1="24.394cm" svg:x2="9.029cm" svg:y2="23.694cm">
          <text:p text:style-name="P1"><text:span text:style-name="T1"><text:measure text:kind="gap"/></text:span><text:span text:style-name="T1"><text:measure text:kind="value">7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frame draw:style-name="gr23" draw:text-style-name="P7" draw:layer="layout" svg:width="5.6cm" svg:height="1.2cm" svg:x="5.5cm" svg:y="19.6cm">
          <draw:text-box>
            <text:p>Nur Bodenplatte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7-07-27T06:01:04.310398635</meta:creation-date>
    <dc:date>2017-08-03T20:53:25.538842760</dc:date>
    <dc:creator>christian </dc:creator>
    <meta:editing-duration>PT38M38S</meta:editing-duration>
    <meta:editing-cycles>9</meta:editing-cycles>
    <meta:generator>LibreOffice/5.0.3.2$Linux_X86_64 LibreOffice_project/00m0$Build-2</meta:generator>
    <meta:document-statistic meta:object-count="27"/>
  </office:meta>
</office:document-meta>
</file>